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ítulo">
      <style:paragraph-properties fo:margin-left="3.747cm" fo:margin-right="0cm" fo:text-indent="1.249cm" style:auto-text-indent="false">
        <style:tab-stops/>
      </style:paragraph-properties>
    </style:style>
    <style:style style:name="P3" style:family="paragraph" style:parent-style-name="Normal">
      <style:paragraph-properties fo:margin-left="0cm" fo:margin-right="0cm" fo:text-indent="1.249cm" style:auto-text-indent="false"/>
    </style:style>
    <style:style style:name="P4" style:family="paragraph" style:parent-style-name="Normal">
      <style:text-properties fo:font-weight="bold" style:font-weight-asian="bold"/>
    </style:style>
    <style:style style:name="P5" style:family="paragraph" style:parent-style-name="Título_20_1">
      <style:paragraph-properties fo:margin-left="0cm" fo:margin-right="0cm" fo:text-indent="0cm" style:auto-text-indent="false"/>
    </style:style>
    <style:style style:name="P6" style:family="paragraph" style:parent-style-name="Normal">
      <style:paragraph-properties fo:margin-left="0cm" fo:margin-right="0cm" fo:text-indent="1.249cm" style:auto-text-indent="false"/>
    </style:style>
    <style:style style:name="P7" style:family="paragraph" style:parent-style-name="Normal">
      <style:paragraph-properties fo:margin-left="0cm" fo:margin-right="0cm" fo:text-indent="0cm" style:auto-text-indent="false"/>
    </style:style>
    <style:style style:name="P8" style:family="paragraph" style:parent-style-name="Título" style:master-page-name="MP0">
      <style:paragraph-properties style:page-number="auto" fo:break-before="page"/>
    </style:style>
    <style:style style:name="T1" style:family="text">
      <style:text-properties fo:font-weight="bold" style:font-weight-asian="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tab/><text:tab/><text:tab/></text:p>
      <text:p text:style-name="Title"/>
      <text:p text:style-name="Title"/>
      <text:p>ELIZA en PyKE</text:p>
      <text:p text:style-name="P1"/>
      <text:h text:style-name="Título_20_1" text:outline-level="1">¿Qué es ELIZA?</text:h>
      <text:p text:style-name="Normal"/>
      <text:p text:style-name="P3">ELIZA es un algoritmo diseñado por Joseph Weizenbaum en el MIT en los años 60, y fue uno de los primeros programas en reconocer y poder procesar lenguaje natural. Su objetivo era emular al psicólogo Carl Rogers, intentando mantener una conversación escrita con un usuario siguiendo una coherencia. </text:p>
      <text:p text:style-name="Normal"/>
      <text:h text:style-name="Título_20_1" text:outline-level="1">¿Es ELIZA tan inteligente como parece?</text:h>
      <text:p text:style-name="Normal"/>
      <text:p text:style-name="Normal"><text:tab/>Dado que el algoritmo se implementó entre el 64 y 67 podemos decir que sí que fue un avance, pero en realidad no era muy inteligente y eso que a simple vista parecía una conversación entre dos seres vivos. Pero en realidad se basaba en una rutina sustentada por la psicología “rogerniana”, psicología ideada por el psicólogo nombrado con anterioridad Carl Rogers, que se basaba en empatizar con el individuo para que así este mismo se sintiese escuchado. </text:p>
      <text:p text:style-name="Normal">Eso se consiguió a base de frases hechas que conseguían que el individuo siguiese la conversación, así mismo ELIZA era capaz de trabajar con tres tipos de frases para poder salir de diferentes situaciones. Como el funcionamiento era procesar el lenguaje natural y responder con la respuesta más adecuada, en caso de no encontrar una respuesta adecuada, lo que hacía era recurrir a una frase de asentimiento para que el individuo siguiese. </text:p>
      <text:p text:style-name="P4">Tipos de frases:</text:p>
      <text:p text:style-name="Normal"><text:span text:style-name="Fuente_20_de_20_párrafo_20_predeter."><text:span text:style-name="T1"><text:tab/></text:span></text:span>.- <text:span text:style-name="Fuente_20_de_20_párrafo_20_predeter."><text:span text:style-name="T1">Frases de continuidad</text:span></text:span>, eran las utilizadas al no encontrar una respuesta adecuada al hilo de la conversación, así dando tiempo a la maquina a encontrar nuevas soluciones y palabras clave. </text:p>
      <text:p text:style-name="Normal"><text:tab/>.- <text:span text:style-name="Fuente_20_de_20_párrafo_20_predeter."><text:span text:style-name="T1">Frases hechas</text:span></text:span>, sobre diversos temas que se encontraban en la memoria y se podían usar gracias a una secuencia de palabras clave que las relacionaban con esas frases.</text:p>
      <text:p text:style-name="Normal"><text:tab/>.- <text:span text:style-name="Fuente_20_de_20_párrafo_20_predeter."><text:span text:style-name="T1">Frases empáticas</text:span></text:span>, estas se entremezclaban con las de continuidad para aportar al individuo una sensación de ser escuchado y así sentirse mejor.</text:p>
      <text:p text:style-name="Normal"/>
      <text:p text:style-name="P3">Con esos tres tipos de frases se llegó a conseguir que un usuario llegase a creerse que estaba manteniendo una conversación con otra persona. </text:p>
      <text:p text:style-name="P3">Como curiosidad su creador Weizenbaum quedo sorprendido al ver que su secretaria mantenía conversaciones de carácter personal con ELIZA, a tal punto llego a emular a una persona que muchos psiquiatras pensaron en usar el algoritmo con pacientes que eran contrarios a hablar con el terapeuta.</text:p>
      <text:p text:style-name="P7"/>
      <text:h text:style-name="P5" text:outline-level="1"><text:soft-page-break/>ELIZA y el test de Turing</text:h>
      <text:p text:style-name="P7"><text:tab/></text:p>
      <text:p text:style-name="P7"><text:tab/>Como ya hemos visto en varias ocasiones en cursos pasados, el test de Turing es una prueba de la habilidad de una máquina de exhibir un comportamiento inteligente similar o indistinguible al de un ser humano. Fue propuesto por Alan Turing en su ensayo <text:span text:style-name="T2">“Computing Machinery and Intelligence”</text:span><text:span text:style-name="T3">, en 1950.</text:span></text:p>
      <text:p text:style-name="P7"><text:tab/>Para decidir si la máquina pasa el test o no, tiene que entablar una conversación con una persona y esa persona tiene que creer que está comunicándose con otro ser humano en vez de con un ordenador.</text:p>
      <text:p text:style-name="P7"><text:tab/>Aquí es donde entra en juego ELIZA. Debido a la capacidad de ELIZA de poder seguir una conversación como si de un ser humano se tratara, fue declarado como el primer programa en pasar el test de Turing.</text:p>
      <text:p text:style-name="P7"/>
      <text:h text:style-name="P5" text:outline-level="1">PARRY</text:h>
      <text:p text:style-name="P7"/>
      <text:p text:style-name="P7"><text:tab/>Otro de los tempranos bots conversacionales fue PARRY. Este chat fue desarrollado por el psiquiatra Kenneth Colby en 1972. Fue descrito como ELIZA con carácter. En vez de intentar replicar el comportamiento de un psicoretapeuta rogeriano, PARRY simulaba el comportamiento de un esquizofrénico paranoico.</text:p>
      <text:p text:style-name="P7"><text:tab/>PARRY también intentó pasar el test de Turing. Usando una variación de este test, un grupo de psiquiatras analizaron a un grupo de pacientes con esquizofrenia y computadoras ejecutando PARRY. A otro grupo de 33 psiquiatras se les enseñó las transcripciones de las conversaciones. A ambos grupos se les pidió que indicaran qué pacientes eran humanos y cuáles máquinas. Los psiquiatras solo respondieron correctamente el 48% de las veces, por lo que podemos decir que PARRY superó el test de Turing.</text:p>
      <text:p text:style-name="P7"><text:tab/>Como dato curioso, ELIZA y PARRY se encontraron en varias ocasiones. Una de ellas fue en el ICCC (International Conference on Computer Communications) de 1972, donde conectaron ambos programas a ARPANET para que hablaran entre el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Times New Roman"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name-complex="Times New Roman"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uente_20_de_20_párrafo_20_predeter." style:display-name="Fuente de párrafo predeter." style:family="text"/>
    <style:style style:name="Título_20_Car" style:display-name="Título Car" style:family="text" style:parent-style-name="Fuente_20_de_20_párrafo_20_predeter.">
      <style:text-properties style:font-name="Calibri Light" fo:font-size="28pt" fo:letter-spacing="-0.018cm" style:letter-kerning="true" style:font-name-asian="Times New Roman" style:font-size-asian="28pt" style:font-name-complex="Times New Roman" style:font-size-complex="28pt"/>
    </style:style>
    <style:style style:name="Título_20_1_20_Car" style:display-name="Título 1 Car" style:family="text" style:parent-style-name="Fuente_20_de_20_párrafo_20_predeter.">
      <style:text-properties fo:color="#2f5496" style:font-name="Calibri Light" fo:font-size="16pt" style:font-name-asian="Times New Roman" style:font-size-asian="16pt" style:font-name-complex="Times New Roman"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Unix OpenOffice.org_project/414m5$Build-9788</meta:generator>
    <dc:title/>
    <dc:description/>
    <dc:subject/>
    <meta:initial-creator>Antoni Lluis García Expósito</meta:initial-creator>
    <dc:creator>Raúl Negro Carpintero</dc:creator>
    <meta:creation-date>2017-12-09T17:48:00Z</meta:creation-date>
    <dc:date>2017-12-12T00:36:46</dc:date>
    <meta:editing-cycles>7</meta:editing-cycles>
    <meta:editing-duration>PT1H27M20S</meta:editing-duration>
    <meta:document-statistic meta:table-count="0" meta:image-count="0" meta:object-count="0" meta:page-count="3" meta:paragraph-count="22" meta:word-count="659" meta:character-count="3988"/>
    <meta:template xlink:type="simple" xlink:actuate="onRequest" xlink:title="" xlink:href="Normal.dotm"/>
  </office:meta>
</office:document-meta>
</file>